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0.089cm" fo:margin-left="-1.584cm" table:align="left"/>
    </style:style>
    <style:style style:name="Таблица1.A" style:family="table-column">
      <style:table-column-properties style:column-width="4.99cm"/>
    </style:style>
    <style:style style:name="Таблица1.B" style:family="table-column">
      <style:table-column-properties style:column-width="3.401cm"/>
    </style:style>
    <style:style style:name="Таблица1.C" style:family="table-column">
      <style:table-column-properties style:column-width="3.403cm"/>
    </style:style>
    <style:style style:name="Таблица1.D" style:family="table-column">
      <style:table-column-properties style:column-width="5.103cm"/>
    </style:style>
    <style:style style:name="Таблица1.E" style:family="table-column">
      <style:table-column-properties style:column-width="3.193cm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0f6e6" officeooo:paragraph-rsid="0010f6e6" style:font-weight-asian="bold" style:font-weight-complex="bold"/>
    </style:style>
    <style:style style:name="P2" style:family="paragraph" style:parent-style-name="Standard">
      <style:text-properties fo:font-weight="bold" officeooo:rsid="0010f6e6" officeooo:paragraph-rsid="0012c826" style:font-weight-asian="bold" style:font-weight-complex="bold"/>
    </style:style>
    <style:style style:name="P3" style:family="paragraph" style:parent-style-name="Standard">
      <style:text-properties fo:font-weight="normal" officeooo:rsid="0010f6e6" officeooo:paragraph-rsid="0010f6e6" style:font-weight-asian="normal" style:font-weight-complex="normal"/>
    </style:style>
    <style:style style:name="P4" style:family="paragraph" style:parent-style-name="Standard">
      <style:text-properties fo:font-weight="normal" officeooo:rsid="0012c826" officeooo:paragraph-rsid="0012c826" style:font-weight-asian="normal" style:font-weight-complex="normal"/>
    </style:style>
    <style:style style:name="P5" style:family="paragraph" style:parent-style-name="Standard">
      <style:text-properties fo:font-weight="normal" officeooo:rsid="0012c826" officeooo:paragraph-rsid="0015b19f" style:font-weight-asian="normal" style:font-weight-complex="normal"/>
    </style:style>
    <style:style style:name="P6" style:family="paragraph" style:parent-style-name="Standard">
      <style:text-properties fo:font-weight="normal" officeooo:rsid="0015b19f" officeooo:paragraph-rsid="0015b19f" style:font-weight-asian="normal" style:font-weight-complex="normal"/>
    </style:style>
    <style:style style:name="P7" style:family="paragraph" style:parent-style-name="Table_20_Contents">
      <style:text-properties officeooo:rsid="0000f762" officeooo:paragraph-rsid="0000f762"/>
    </style:style>
    <style:style style:name="P8" style:family="paragraph" style:parent-style-name="Table_20_Contents">
      <style:text-properties officeooo:rsid="0000f762" officeooo:paragraph-rsid="0000f762" style:language-asian="ja" style:country-asian="JP"/>
    </style:style>
    <style:style style:name="P9" style:family="paragraph" style:parent-style-name="Table_20_Contents">
      <style:text-properties officeooo:rsid="0002740a" officeooo:paragraph-rsid="0002740a" style:language-asian="ja" style:country-asian="JP"/>
    </style:style>
    <style:style style:name="P10" style:family="paragraph" style:parent-style-name="Table_20_Contents">
      <style:text-properties officeooo:rsid="00041421" style:language-asian="ja" style:country-asian="JP"/>
    </style:style>
    <style:style style:name="P11" style:family="paragraph" style:parent-style-name="Table_20_Contents">
      <style:text-properties officeooo:rsid="0001d7cd" officeooo:paragraph-rsid="0001d7cd"/>
    </style:style>
    <style:style style:name="P12" style:family="paragraph" style:parent-style-name="Table_20_Contents">
      <style:text-properties officeooo:rsid="0002740a" officeooo:paragraph-rsid="0002740a"/>
    </style:style>
    <style:style style:name="P13" style:family="paragraph" style:parent-style-name="Table_20_Contents">
      <style:text-properties officeooo:rsid="00041421" officeooo:paragraph-rsid="00041421"/>
    </style:style>
    <style:style style:name="P14" style:family="paragraph" style:parent-style-name="Table_20_Contents">
      <style:text-properties officeooo:rsid="000703fe" officeooo:paragraph-rsid="000703fe"/>
    </style:style>
    <style:style style:name="P15" style:family="paragraph" style:parent-style-name="Table_20_Contents">
      <style:text-properties officeooo:rsid="00088539" officeooo:paragraph-rsid="00088539"/>
    </style:style>
    <style:style style:name="P16" style:family="paragraph" style:parent-style-name="Table_20_Contents">
      <style:text-properties officeooo:paragraph-rsid="000c45f5"/>
    </style:style>
    <style:style style:name="P17" style:family="paragraph" style:parent-style-name="Table_20_Contents">
      <style:text-properties officeooo:paragraph-rsid="0002740a"/>
    </style:style>
    <style:style style:name="P18" style:family="paragraph" style:parent-style-name="Table_20_Contents">
      <style:text-properties officeooo:paragraph-rsid="001ecf6c"/>
    </style:style>
    <style:style style:name="P19" style:family="paragraph" style:parent-style-name="Table_20_Contents">
      <style:text-properties officeooo:rsid="0002740a" officeooo:paragraph-rsid="001ecf6c" style:language-asian="ja" style:country-asian="JP"/>
    </style:style>
    <style:style style:name="P20" style:family="paragraph" style:parent-style-name="Table_20_Contents">
      <style:text-properties officeooo:rsid="0002740a" officeooo:paragraph-rsid="001f2263" style:language-asian="ja" style:country-asian="JP"/>
    </style:style>
    <style:style style:name="P21" style:family="paragraph" style:parent-style-name="Table_20_Contents">
      <style:text-properties officeooo:rsid="0002740a" style:language-asian="ja" style:country-asian="JP"/>
    </style:style>
    <style:style style:name="P22" style:family="paragraph" style:parent-style-name="Table_20_Contents">
      <style:text-properties officeooo:rsid="0001d7cd" officeooo:paragraph-rsid="0001d7cd"/>
    </style:style>
    <style:style style:name="P23" style:family="paragraph" style:parent-style-name="Table_20_Contents">
      <style:text-properties officeooo:rsid="0001d7cd" officeooo:paragraph-rsid="00220a02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2740a" style:language-asian="ja" style:country-asian="JP"/>
    </style:style>
    <style:style style:name="T3" style:family="text">
      <style:text-properties officeooo:rsid="00041421" style:language-asian="ja" style:country-asian="JP"/>
    </style:style>
    <style:style style:name="T4" style:family="text">
      <style:text-properties officeooo:rsid="0018da8b" style:language-asian="ja" style:country-asian="JP"/>
    </style:style>
    <style:style style:name="T5" style:family="text">
      <style:text-properties officeooo:rsid="000c45f5" style:language-asian="ja" style:country-asian="JP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c826" style:font-weight-asian="normal" style:font-weight-complex="normal"/>
    </style:style>
    <style:style style:name="T8" style:family="text">
      <style:text-properties fo:font-weight="normal" officeooo:rsid="0012c826" style:language-asian="ja" style:country-asian="JP" style:font-weight-asian="normal" style:font-weight-complex="normal"/>
    </style:style>
    <style:style style:name="T9" style:family="text">
      <style:text-properties officeooo:rsid="0002740a"/>
    </style:style>
    <style:style style:name="T10" style:family="text">
      <style:text-properties officeooo:rsid="00041421"/>
    </style:style>
    <style:style style:name="T11" style:family="text">
      <style:text-properties officeooo:rsid="000a84b1"/>
    </style:style>
    <style:style style:name="T12" style:family="text">
      <style:text-properties officeooo:rsid="000c4379"/>
    </style:style>
    <style:style style:name="T13" style:family="text">
      <style:text-properties officeooo:rsid="000e3eb3"/>
    </style:style>
    <style:style style:name="T14" style:family="text">
      <style:text-properties officeooo:rsid="0012c826"/>
    </style:style>
    <style:style style:name="T15" style:family="text">
      <style:text-properties officeooo:rsid="0018ea35"/>
    </style:style>
    <style:style style:name="T16" style:family="text">
      <style:text-properties officeooo:rsid="001d5257"/>
    </style:style>
    <style:style style:name="T17" style:family="text">
      <style:text-properties officeooo:rsid="001ebe9d"/>
    </style:style>
    <style:style style:name="T18" style:family="text">
      <style:text-properties officeooo:rsid="001ecf6c"/>
    </style:style>
    <style:style style:name="T19" style:family="text">
      <style:text-properties officeooo:rsid="0018d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173009024">
          <table:table-cell table:style-name="Таблица1.A1" table:number-columns-spanned="5" office:value-type="string">
            <text:p text:style-name="P7">Онлайн курс по <text:span text:style-name="T1">C#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73030336">
          <table:table-cell table:style-name="Таблица1.A2" table:number-rows-spanned="2" office:value-type="string">
            <text:p text:style-name="P11">-Многие не знают с чего начать изучение <text:span text:style-name="T1">C#</text:span></text:p>
            <text:p text:style-name="P11">-Многим проще учиться по курсам, а не самостоятельно</text:p>
            <text:p text:style-name="P11"/>
            <text:p text:style-name="P11"/>
            <text:p text:style-name="P12">Конкуренты:</text:p>
            <text:p text:style-name="P9">gb.ru</text:p>
            <text:p text:style-name="P9">stepik.org</text:p>
            <text:p text:style-name="P11"/>
          </table:table-cell>
          <table:table-cell table:style-name="Таблица1.A2" office:value-type="string">
            <text:p text:style-name="Table_20_Contents">-<text:span text:style-name="T9">Наш курс помо</text:span><text:span text:style-name="T16">жет </text:span><text:span text:style-name="T9">изуч</text:span><text:span text:style-name="T17">ить </text:span><text:span text:style-name="T2">C#</text:span></text:p>
          </table:table-cell>
          <table:table-cell table:style-name="Таблица1.A2" table:number-rows-spanned="2" office:value-type="string">
            <text:p text:style-name="P17">-<text:span text:style-name="T2">Хороший уровень обучения</text:span></text:p>
            <text:p text:style-name="P18"><text:span text:style-name="T5">-</text:span><text:span text:style-name="T2">Интересные уроки простым языком </text:span></text:p>
            <text:p text:style-name="P21">-Акции со скидками на курсы</text:p>
            <text:p text:style-name="P20">-Актуальная и полезная информация</text:p>
            <text:p text:style-name="P18"><text:span text:style-name="T2"/></text:p>
          </table:table-cell>
          <table:table-cell table:style-name="Таблица1.A2" office:value-type="string">
            <text:p text:style-name="P16">-Есть практические задания для самопроверки <text:s/></text:p>
            <text:p text:style-name="P19">-Возможность консультации с преподавателями</text:p>
            <text:p text:style-name="P20">-Выдача серт<text:span text:style-name="T19">и</text:span>фиката о прохождении курса</text:p>
          </table:table-cell>
          <table:table-cell table:style-name="Таблица1.E2" table:number-rows-spanned="2" office:value-type="string">
            <text:p text:style-name="P8">-Студенты</text:p>
            <text:p text:style-name="P8">-Начинающие программисты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Line173073296">
          <table:covered-table-cell table:style-name="Таблица1.A2"/>
          <table:table-cell table:style-name="Таблица1.A2" office:value-type="string">
            <text:p text:style-name="P15">-<text:span text:style-name="T11">Количество </text:span><text:span text:style-name="T18">учеников</text:span></text:p>
          </table:table-cell>
          <table:covered-table-cell table:style-name="Таблица1.A2"/>
          <table:table-cell table:style-name="Таблица1.A2" office:value-type="string">
            <text:p text:style-name="Table_20_Contents">-<text:span text:style-name="T10">Реклама в соц. Сетях и на </text:span><text:span text:style-name="T3">it - </text:span><text:span text:style-name="T10">форумах</text:span></text:p>
            <text:p text:style-name="Table_20_Contents">-<text:span text:style-name="T17">Баннеры</text:span><text:span text:style-name="T10"> в </text:span><text:span text:style-name="T3">технологических вузах</text:span></text:p>
            <text:p text:style-name="P10">-От учеников нашего курса</text:p>
          </table:table-cell>
          <table:covered-table-cell table:style-name="Таблица1.E2"/>
        </table:table-row>
        <table:table-row table:style-name="TableLine173075392">
          <table:table-cell table:style-name="Таблица1.A2" table:number-columns-spanned="2" office:value-type="string">
            <text:p text:style-name="P14">-Хостинг</text:p>
            <text:p text:style-name="P14">-Препод<text:span text:style-name="T15">а</text:span>вательский состав</text:p>
            <text:p text:style-name="P14">-Реклама</text:p>
          </table:table-cell>
          <table:covered-table-cell/>
          <table:table-cell table:style-name="Таблица1.E2" table:number-columns-spanned="3" office:value-type="string">
            <text:p text:style-name="P13">-Продажа курсов</text:p>
          </table:table-cell>
          <table:covered-table-cell/>
          <table:covered-table-cell/>
        </table:table-row>
      </table:table>
      <text:p text:style-name="Standard"/>
      <text:p text:style-name="P1">Цель: <text:span text:style-name="T7">Обучить начинающих программистов языку </text:span><text:span text:style-name="T8">C#</text:span></text:p>
      <text:p text:style-name="P3"/>
      <text:p text:style-name="P2">Задач<text:span text:style-name="T14">и</text:span>:<text:span text:style-name="T6"> </text:span></text:p>
      <text:p text:style-name="P4">1) Создание сайта с онлайн курсами</text:p>
      <text:p text:style-name="P4">2) Поиск хороших препод<text:span text:style-name="T15">а</text:span>вателей</text:p>
      <text:p text:style-name="P4">3) Покупка рекламы</text:p>
      <text:p text:style-name="P5">4) Обучение учеников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20T20:22:20.536000000</meta:creation-date>
    <dc:date>2023-02-28T12:38:54.366726519</dc:date>
    <meta:editing-duration>PT4H41M43S</meta:editing-duration>
    <meta:editing-cycles>25</meta:editing-cycles>
    <meta:generator>LibreOffice/7.2.4.1$Linux_X86_64 LibreOffice_project/20$Build-1</meta:generator>
    <meta:document-statistic meta:table-count="1" meta:image-count="0" meta:object-count="0" meta:page-count="1" meta:paragraph-count="30" meta:word-count="142" meta:character-count="773" meta:non-whitespace-character-count="690"/>
  </office:meta>
</office:document-meta>
</file>